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54091" officeooo:paragraph-rsid="00154091" style:font-size-asian="10.5pt" style:font-weight-asian="normal" style:font-size-complex="12pt" style:font-weight-complex="normal"/>
    </style:style>
    <style:style style:name="P2"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01119f" officeooo:paragraph-rsid="0001119f" style:font-size-asian="16pt" style:font-weight-asian="bold" style:font-size-complex="16pt" style:font-weight-complex="bold"/>
    </style:style>
    <style:style style:name="P3"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154091" officeooo:paragraph-rsid="00154091" style:font-size-asian="16pt" style:font-weight-asian="bold" style:font-size-complex="16pt" style:font-weight-complex="bold"/>
    </style:style>
    <style:style style:name="P4"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1a6ee" style:font-size-asian="10.5pt" style:font-weight-asian="normal" style:font-size-complex="12pt" style:font-weight-complex="normal"/>
    </style:style>
    <style:style style:name="P5"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6" style:family="paragraph" style:parent-style-name="Standard">
      <style:paragraph-properties fo:margin-left="0in" fo:margin-right="0in" fo:text-align="start" style:justify-single-word="false" fo:widows="1" fo:text-indent="0in" style:auto-text-indent="false" fo:break-before="pag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7" style:family="paragraph" style:parent-style-name="Standard">
      <style:paragraph-properties fo:margin-left="0.4925in" fo:margin-right="0in" fo:text-align="start" style:justify-single-word="false" fo:widows="1" fo:text-indent="0in" style:auto-text-indent="false"/>
      <style:text-properties fo:font-size="12pt" fo:font-weight="normal" officeooo:rsid="0005aace" officeooo:paragraph-rsid="00022636" style:font-size-asian="10.5pt" style:font-weight-asian="normal" style:font-size-complex="12pt" style:font-weight-complex="normal"/>
    </style:style>
    <style:style style:name="P8" style:family="paragraph" style:parent-style-name="Standard">
      <style:paragraph-properties fo:margin-left="0.4925in" fo:margin-right="0in" fo:text-align="start" style:justify-single-word="false" fo:widows="1" fo:text-indent="0in" style:auto-text-indent="false"/>
      <style:text-properties fo:font-size="12pt" fo:font-weight="normal" officeooo:rsid="001b9db6" officeooo:paragraph-rsid="001b9db6"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widows="1" fo:text-indent="0in" style:auto-text-indent="false"/>
      <style:text-properties fo:font-size="12pt" fo:font-weight="normal" officeooo:rsid="001b9db6" officeooo:paragraph-rsid="00206029"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8e08d"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35f0f" officeooo:paragraph-rsid="00135f0f" style:font-size-asian="10.5pt" style:font-weight-asian="normal" style:font-size-complex="12pt" style:font-weight-complex="normal"/>
    </style:style>
    <style:style style:name="P12"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80570" officeooo:paragraph-rsid="00180570" style:font-size-asian="10.5pt" style:font-weight-asian="normal" style:font-size-complex="12pt" style:font-weight-complex="normal"/>
    </style:style>
    <style:style style:name="P13"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80570" officeooo:paragraph-rsid="001ae894" style:font-size-asian="10.5pt" style:font-weight-asian="normal" style:font-size-complex="12pt" style:font-weight-complex="normal"/>
    </style:style>
    <style:style style:name="P14"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238c02" officeooo:paragraph-rsid="00238c02" style:font-size-asian="10.5pt" style:font-weight-asian="normal" style:font-size-complex="12pt" style:font-weight-complex="normal"/>
    </style:style>
    <style:style style:name="P15"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26b39f" officeooo:paragraph-rsid="0026b39f" style:font-size-asian="10.5pt" style:font-weight-asian="normal" style:font-size-complex="12pt" style:font-weight-complex="normal"/>
    </style:style>
    <style:style style:name="T1" style:family="text">
      <style:text-properties fo:font-variant="normal" fo:text-transform="none" fo:color="#000000" style:font-name="Liberation Serif" fo:letter-spacing="normal" fo:font-style="normal"/>
    </style:style>
    <style:style style:name="T2" style:family="text">
      <style:text-properties fo:font-variant="normal" fo:text-transform="none" fo:color="#000000" style:font-name="Liberation Serif" fo:letter-spacing="normal" fo:font-style="normal" officeooo:rsid="0002b488"/>
    </style:style>
    <style:style style:name="T3" style:family="text">
      <style:text-properties fo:font-variant="normal" fo:text-transform="none" fo:color="#000000" style:font-name="Liberation Serif" fo:letter-spacing="normal" fo:font-style="normal" officeooo:rsid="001c6f59"/>
    </style:style>
    <style:style style:name="T4" style:family="text">
      <style:text-properties fo:font-variant="normal" fo:text-transform="none" fo:color="#000000" style:font-name="Liberation Serif" fo:letter-spacing="normal" fo:font-style="normal" officeooo:rsid="00206029"/>
    </style:style>
    <style:style style:name="T5" style:family="text">
      <style:text-properties fo:font-variant="normal" fo:text-transform="none" fo:color="#000000" style:font-name="FreeMono" fo:letter-spacing="normal" fo:font-style="normal" fo:font-weight="bold" style:font-weight-asian="bold" style:font-weight-complex="bold"/>
    </style:style>
    <style:style style:name="T6" style:family="text">
      <style:text-properties officeooo:rsid="00154091"/>
    </style:style>
    <style:style style:name="T7" style:family="text">
      <style:text-properties officeooo:rsid="0019788a"/>
    </style:style>
    <style:style style:name="T8" style:family="text">
      <style:text-properties officeooo:rsid="001ae894"/>
    </style:style>
    <style:style style:name="T9" style:family="text">
      <style:text-properties style:font-name="FreeMono"/>
    </style:style>
    <style:style style:name="T10" style:family="text">
      <style:text-properties style:font-name="FreeMono" fo:font-weight="bold" style:font-weight-asian="bold" style:font-weight-complex="bold"/>
    </style:style>
    <style:style style:name="T11" style:family="text">
      <style:text-properties style:font-name="FreeMono" fo:font-weight="bold" officeooo:rsid="0019788a" style:font-weight-asian="bold" style:font-weight-complex="bold"/>
    </style:style>
    <style:style style:name="T12" style:family="text">
      <style:text-properties style:font-name="FreeMono" fo:font-weight="bold" officeooo:rsid="00206932" style:font-weight-asian="bold" style:font-weight-complex="bold"/>
    </style:style>
    <style:style style:name="T13" style:family="text">
      <style:text-properties style:font-name="FreeMono" fo:font-weight="bold" officeooo:rsid="0020ff7d" style:font-weight-asian="bold" style:font-weight-complex="bold"/>
    </style:style>
    <style:style style:name="T14" style:family="text">
      <style:text-properties style:font-name="FreeMono" fo:font-weight="bold" officeooo:rsid="0022a872" style:font-weight-asian="bold" style:font-weight-complex="bold"/>
    </style:style>
    <style:style style:name="T15" style:family="text">
      <style:text-properties style:font-name="FreeMono" fo:font-weight="bold" officeooo:rsid="00252d49" style:font-weight-asian="bold" style:font-weight-complex="bold"/>
    </style:style>
    <style:style style:name="T16" style:family="text">
      <style:text-properties style:font-name="FreeMono" fo:font-weight="bold" officeooo:rsid="0025edf1" style:font-weight-asian="bold" style:font-weight-complex="bold"/>
    </style:style>
    <style:style style:name="T17" style:family="text">
      <style:text-properties fo:font-weight="bold" style:font-weight-asian="bold" style:font-weight-complex="bold"/>
    </style:style>
    <style:style style:name="T18" style:family="text">
      <style:text-properties officeooo:rsid="00206932"/>
    </style:style>
    <style:style style:name="T19" style:family="text">
      <style:text-properties officeooo:rsid="0020ff7d"/>
    </style:style>
    <style:style style:name="T20" style:family="text">
      <style:text-properties officeooo:rsid="0022a872"/>
    </style:style>
    <style:style style:name="T21" style:family="text">
      <style:text-properties officeooo:rsid="00252d49"/>
    </style:style>
    <style:style style:name="T22" style:family="text">
      <style:text-properties officeooo:rsid="0025edf1"/>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 to Functions</text:p>
      <text:p text:style-name="P2"/>
      <text:p text:style-name="P2">Lab <text:span text:style-name="T6">4</text:span></text:p>
      <text:p text:style-name="P2"/>
      <text:p text:style-name="P2"/>
      <text:p text:style-name="P2"/>
      <text:p text:style-name="P2"/>
      <text:p text:style-name="P2">SUBMITTED BY:</text:p>
      <text:p text:style-name="P2"/>
      <text:p text:style-name="P2">CODY BROOKS</text:p>
      <text:p text:style-name="P2"/>
      <text:p text:style-name="P2">SUBMISSION DATE:</text:p>
      <text:p text:style-name="P2"/>
      <text:p text:style-name="P2"/>
      <text:p text:style-name="P2">2015-<text:span text:style-name="T6">10</text:span>-<text:span text:style-name="T6">01</text:span></text:p>
      <text:p text:style-name="P6">Problem</text:p>
      <text:p text:style-name="P12"/>
      <text:p text:style-name="P13"><text:tab/>The purpose of this lab was to create a program which <text:span text:style-name="T8">took data from the Esplora and made calculations and outputted it to the display</text:span>. The program must use several functions and <text:span text:style-name="T7">those functions must have prototypes before the </text:span><text:span text:style-name="T11">main()</text:span><text:span text:style-name="T7"> method. The program must also use data that comes from the Esplora via the given </text:span><text:span text:style-name="T11">explore.exe</text:span><text:span text:style-name="T7"> program. The objective of this lab is </text:span>to create functions, learn how GCC compiles <text:span text:style-name="T7">and executes </text:span>these functions, <text:span text:style-name="T8">practice mod and integer division expressions and to practice formatting various types of output.</text:span></text:p>
      <text:p text:style-name="P1"/>
      <text:p text:style-name="P5">Analysis</text:p>
      <text:p text:style-name="P7"><text:span text:style-name="T2"/></text:p>
      <text:p text:style-name="P9"><text:span text:style-name="T2"><text:tab/>T</text:span><text:span text:style-name="T1">he problem must be solved by creating prototype functions before the main() function and then giving that function functionality after the </text:span><text:span text:style-name="T5">main()</text:span><text:span text:style-name="T1"> function. The program must scan data from the </text:span><text:span text:style-name="T5">explore.exe</text:span><text:span text:style-name="T1"> program using the pipe command. This data may come in the form of 4 columns of floating point numbers representing accelerometer values, or five columns of integers representing the state of each of the Esplora's <text:s/>buttons.</text:span></text:p>
      <text:p text:style-name="P9"><text:span text:style-name="T1"><text:tab/>The output of the program in the case of the accelerometer input </text:span><text:span text:style-name="T3">is </text:span><text:span text:style-name="T4">text followed by </text:span><text:span text:style-name="T3">four columns of data. The first column is an integer representing the time in milliseconds formatted to an eight character area with three digits of precision. The second, third and fourth columns of data represented the x, y, and z accelerations (respectively) of the Esplora's accelerometer each formatted to a 7 character area with four digits of precision. </text:span><text:span text:style-name="T4">These values are each specially formatted outputs of the same values as the inputs.</text:span></text:p>
      <text:p text:style-name="P8"><text:span text:style-name="T3"><text:tab/></text:span><text:span text:style-name="T4">In the case of the button input, the output is an integer representing the number of buttons pressed simultaneously followed by some text. The outputted integer is the sum of all five columns of input.</text:span></text:p>
      <text:p text:style-name="P8"><text:span text:style-name="T3"/></text:p>
      <text:p text:style-name="P5">Design</text:p>
      <text:p text:style-name="P10"/>
      <text:p text:style-name="P10"><text:tab/><text:span text:style-name="T18">In order to get the </text:span><text:span text:style-name="T12">lab4.c</text:span><text:span text:style-name="T18"> program to read data from the Esplora, </text:span><text:span text:style-name="T12">explore.exe</text:span><text:span text:style-name="T18"> must be piped through the </text:span><text:span text:style-name="T12">lab4.c</text:span><text:span text:style-name="T18"> compiled program. When this happens, </text:span><text:span text:style-name="T12">lab4.c</text:span><text:span text:style-name="T18"> will be able to use </text:span><text:span text:style-name="T12">scanf()</text:span><text:span text:style-name="T18"> to assign data from the Esplora to variables. Once the data has been assigned to their respective variables, the values can be formatted and reprinted to the console in a way that is more readable as well as perform calculations to extend the meaning of the data. <text:tab/>One of these calculations is the magnitude of the acceleration of the Esplora. To do this, a function </text:span><text:span text:style-name="T12">mag</text:span><text:span text:style-name="T18"> is written that takes three double inputs (one for each x, y and z acceleration) and returns a double representing the magnitude of acceleration. The function uses the formula </text:span><text:span text:style-name="T18"><draw:frame draw:style-name="fr1" draw:name="Object1" text:anchor-type="as-char" svg:y="-0.1882in" svg:width="0.8366in" svg:height="0.2244in" draw:z-index="0"><draw:object xlink:href="./Object 1" xlink:type="simple" xlink:show="embed" xlink:actuate="onLoad"/><draw:image xlink:href="./ObjectReplacements/Object 1" xlink:type="simple" xlink:show="embed" xlink:actuate="onLoad"/></draw:frame></text:span><text:span text:style-name="T18">to calculate the magnitude. The time in milliseconds and magnitude is printed to the console using </text:span><text:span text:style-name="T12">printf()</text:span><text:span text:style-name="T18">.</text:span></text:p>
      <text:p text:style-name="P10"><text:tab/><text:span text:style-name="T19">Another calculation made is converting time in milliseconds to time in minutes, seconds and milliseconds. Three functions are used to accomplish this conversion. One calculates the number of whole minutes elapsed, one calculates the number of whole minutes left and the last calculates the number of milliseconds left. Each function does not report time that has already been reported. For example, if 63230 milliseconds have elapsed, </text:span><text:span text:style-name="T13">minutes(63230)</text:span><text:span text:style-name="T19"> will return 1 and the time remaining is 3230 milliseconds. </text:span><text:span text:style-name="T13">seconds(63230)</text:span><text:span text:style-name="T19"> will return 3 seconds because only 3 whole seconds remained after the number of minutes reported was subtracted leaving 230 milliseconds remaining. </text:span><text:span text:style-name="T13">millis(63230)</text:span><text:span text:style-name="T19"> will return 230 milliseconds because 230 milliseconds remain after 1 minute 3 seconds have been reported.</text:span></text:p>
      <text:p text:style-name="P10"><text:tab/><text:span text:style-name="T20">The last calculation made is the number of buttons simultaneously pressed on the Esplora. Using different flags while executing </text:span><text:span text:style-name="T14">explore.exe</text:span><text:span text:style-name="T20"> will return five columns of </text:span><text:soft-page-break/><text:span text:style-name="T20">integers. Each column is a 1 or 0 representing whether or not the respective button is currently pressed. To return the total number of buttons simultaneously pressed, </text:span><text:span text:style-name="T14">explore.exe</text:span><text:span text:style-name="T20"> is piped through lab4-4.c. The data is scanned from </text:span><text:span text:style-name="T14">explore.exe</text:span><text:span text:style-name="T20"> via </text:span><text:span text:style-name="T14">scanf()</text:span><text:span text:style-name="T20"> and each column's value is assigned to a variable. The program returns the sum of the values of these variables (an integer representing the total number of buttons pressed) followed by some text explaining what the number means. No functions are needed for this task.</text:span></text:p>
      <text:p text:style-name="P10"/>
      <text:p text:style-name="P5">Testing</text:p>
      <text:p text:style-name="P4"/>
      <text:p text:style-name="P14"><text:tab/>To test the <text:span text:style-name="T10">mag(x,y,z)</text:span> function, we plugged in the Esplora, found the board's COM port number, and piped <text:span text:style-name="T10">explore.exe</text:span> with the appropriate flags through the compiled lab4 program. To verify our results, we did several tests. The first was to leave the Esplora flat on the table to see if two of the three acceleration components were about 0 and the third about -9.8 (the acceleration due to gravity). We then picked up the board and shook it in a single direction. We saw that the harder we shook the board, the larger the respective component value and the larger the acceleration magnitude was. This confirmed that our <text:span text:style-name="T10">mag(x,y,z)</text:span> function worked correctly.</text:p>
      <text:p text:style-name="P14"><text:tab/><text:span text:style-name="T21">To test the </text:span><text:span text:style-name="T15">minute()</text:span><text:span text:style-name="T21">, </text:span><text:span text:style-name="T15">second()</text:span><text:span text:style-name="T21"> and </text:span><text:span text:style-name="T15">millis()</text:span><text:span text:style-name="T21"> functions, we piped </text:span><text:span text:style-name="T15">explore.exe</text:span><text:span text:style-name="T21"> through our program while the Esplora was plugged in and watched each value as time elapsed. We compared the elapsed time calculated by our program to a stopwatch on our phones to confirm our results.</text:span></text:p>
      <text:p text:style-name="P14"><text:tab/><text:span text:style-name="T22">To test the </text:span><text:span text:style-name="T16">lab4-4.c</text:span><text:span text:style-name="T22">, we piped </text:span><text:span text:style-name="T16">explore.exe</text:span><text:span text:style-name="T22"> through our program and pressed any combination of buttons. Since the numbers of buttons that we were pressing matched the integer printed to the console in every situation, we knew our program was correct.</text:span></text:p>
      <text:p text:style-name="P4"/>
      <text:p text:style-name="P5">Comments</text:p>
      <text:p text:style-name="P11"/>
      <text:p text:style-name="P15"><text:tab/>During this lab, I learned about how the GCC compiler looks at functions and how prototypes allow the developer more flexibility in the way the code is written and ordered. I also learned about how it is important to keep the functionality of all other functions in mind when developing a function. For example, when developing the <text:span text:style-name="T10">second()</text:span> and <text:span text:style-name="T10">millis()</text:span> functions, I had to remember what kind of result <text:span text:style-name="T10">minute() </text:span>would produce and how that output related to the problem I was working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mfortaa" fo:font-family="Comfortaa"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ntarell" fo:font-family="Cantarell"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ntarell" fo:font-family="Cantarell"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y Brooks</meta:initial-creator>
    <meta:creation-date>2015-09-23T10:42:27.224788603</meta:creation-date>
    <dc:date>2015-10-01T16:14:33.936774226</dc:date>
    <dc:creator>Cody Brooks</dc:creator>
    <meta:editing-duration>PT4H22M51S</meta:editing-duration>
    <meta:editing-cycles>19</meta:editing-cycles>
    <meta:generator>LibreOffice/4.4.5.2$Linux_X86_64 LibreOffice_project/40$Build-2</meta:generator>
    <meta:document-statistic meta:table-count="0" meta:image-count="0" meta:object-count="1" meta:page-count="3" meta:paragraph-count="22" meta:word-count="949" meta:character-count="5810" meta:non-whitespace-character-count="4870"/>
  </office:meta>
</office:document-meta>
</file>

<file path=Object 1/content.xml><?xml version="1.0" encoding="utf-8"?>
<math xmlns="http://www.w3.org/1998/Math/MathML" display="block">
  <semantics>
    <msqrt>
      <mrow>
        <msup>
          <mi>x</mi>
          <mn>2</mn>
        </msup>
        <mo stretchy="false">+</mo>
        <msup>
          <mi>y</mi>
          <mn>2</mn>
        </msup>
        <mo stretchy="false">+</mo>
        <msup>
          <mi>z</mi>
          <mn>2</mn>
        </msup>
      </mrow>
    </msqrt>
    <annotation encoding="StarMath 5.0">sqrt{x^{2} + y^{2} + z^{2}} </annotation>
  </semantics>
</math>
</file>